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0"/>
    <style:style style:name="P2" style:family="paragraph" style:parent-style-name="Quotations" style:list-style-name="L10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sidering system performance factors</text:span></text:p>
      <text:p text:style-name="Text_20_body">I’m thinking about how to approach this answer. I need to keep it concise but thoughtful. I’ll focus on key concepts like speed limits, parallelism, locality, hierarchy, and trade-offs. Amdahl’s law is important too, especially in distributed systems. I want to emphasize not just parallelism but also locality, decomposition, approximation, and asynchronous processes. I’ll structure it well without making it too long or overwhelming. It’s a balance between depth and clarity. Buen giro, me gusta mucho más este plan: primero lógica pura, luego la “sorpresa” de que eso es justo lo que hace la vida.</text:p>
      <text:p text:style-name="Text_20_body">Vamos a rehacer <text:span text:style-name="Strong_20_Emphasis">“límites de velocidad”</text:span> como si habláramos solo de <text:span text:style-name="Strong_20_Emphasis">sistemas abstractos de procesamiento de información</text:span>, sin biología.</text:p>
      <text:p text:style-name="Horizontal_20_Line"/>
      <text:h text:style-name="Heading_20_3" text:outline-level="3">1. Qué significa el límite de velocidad, lógicamente</text:h>
      <text:p text:style-name="Text_20_body">Tomemos un sistema inteligente como:</text:p>
      <text:list xml:id="list1848304548" text:style-name="L1">
        <text:list-item>
          <text:p text:style-name="P4">un conjunto de <text:span text:style-name="Strong_20_Emphasis">unidades de procesamiento</text:span> (nodos, módulos, procesos) </text:p>
        </text:list-item>
        <text:list-item>
          <text:p text:style-name="P4">conectadas entre sí mediante <text:span text:style-name="Strong_20_Emphasis">canales de comunicación</text:span> </text:p>
        </text:list-item>
        <text:list-item>
          <text:p text:style-name="P3">que ejecutan <text:span text:style-name="Strong_20_Emphasis">operaciones</text:span> sobre información </text:p>
        </text:list-item>
      </text:list>
      <text:p text:style-name="Text_20_body">El límite de velocidad implica:</text:p>
      <text:list xml:id="list1999519997" text:style-name="L2">
        <text:list-item>
          <text:p text:style-name="P6"><text:span text:style-name="Strong_20_Emphasis">Cada operación tiene un tiempo mínimo</text:span> (t_{\text{op}} &gt; 0). </text:p>
        </text:list-item>
        <text:list-item>
          <text:p text:style-name="P6"><text:span text:style-name="Strong_20_Emphasis">Cada comunicación tiene un tiempo mínimo</text:span> (t_{\text{comm}}(distancia) &gt; 0). </text:p>
        </text:list-item>
        <text:list-item>
          <text:p text:style-name="P5">Por tanto, <text:span text:style-name="Strong_20_Emphasis">no existe procesamiento ni comunicación instantánea</text:span>. </text:p>
        </text:list-item>
      </text:list>
      <text:p text:style-name="Text_20_body">Conclusión lógica:</text:p>
      <text:p text:style-name="Quotations">Ningún sistema puede realizar un número infinito de pasos de cómputo en tiempo finito,<text:line-break/>ni coordinarse globalmente sin retrasos.</text:p>
      <text:p text:style-name="Horizontal_20_Line"/>
      <text:h text:style-name="Heading_20_3" text:outline-level="3">2. Cómo restringe esto la inteligencia de un sistema</text:h>
      <text:p text:style-name="Text_20_body">Desde un punto de vista lógico, el límite de velocidad afecta a:</text:p>
      <text:list xml:id="list4234308707" text:style-name="L3">
        <text:list-item>
          <text:p text:style-name="P7"><text:span text:style-name="Strong_20_Emphasis">Profundidad de razonamiento en tiempo acotado</text:span></text:p>
          <text:list>
            <text:list-item>
              <text:p text:style-name="P8">En un tiempo (T), solo puedes encadenar un número finito de pasos (N \le T / t_{\text{op}}). </text:p>
            </text:list-item>
          </text:list>
        </text:list-item>
        <text:list-item>
          <text:p text:style-name="P7"><text:span text:style-name="Strong_20_Emphasis">Coordinación global</text:span></text:p>
          <text:list>
            <text:list-item>
              <text:p text:style-name="P8">Si el sistema tiene partes alejadas, la información tarda en propagarse. </text:p>
            </text:list-item>
            <text:list-item>
              <text:p text:style-name="P8">No puede existir un “estado global perfecto” conocido instantáneamente por todos. </text:p>
            </text:list-item>
          </text:list>
        </text:list-item>
        <text:list-item>
          <text:p text:style-name="P7"><text:span text:style-name="Strong_20_Emphasis">Escalabilidad</text:span></text:p>
          <text:list>
            <text:list-item>
              <text:p text:style-name="P7">A partir de cierto tamaño, añadir más nodos <text:span text:style-name="Strong_20_Emphasis">no aumenta</text:span> la inteligencia efectiva,<text:line-break/>porque la comunicación se convierte en cuello de botella. </text:p>
            </text:list-item>
          </text:list>
        </text:list-item>
      </text:list>
      <text:p text:style-name="Text_20_body"><text:soft-page-break/>En términos lógicos:</text:p>
      <text:p text:style-name="Quotations">La inteligencia de un sistema no depende solo de cuántos recursos tiene,<text:line-break/>sino de cómo están organizados bajo restricciones de tiempo y comunicación.</text:p>
      <text:p text:style-name="Horizontal_20_Line"/>
      <text:h text:style-name="Heading_20_3" text:outline-level="3">3. ¿Es la mejor arquitectura simplemente “paralelismo”?</text:h>
      <text:p text:style-name="Text_20_body">Respuesta corta: <text:span text:style-name="Strong_20_Emphasis">paralelismo es necesario, pero no suficiente</text:span>.</text:p>
      <text:p text:style-name="Text_20_body">Si solo dices “hagamos todo en paralelo”, te chocas con:</text:p>
      <text:list xml:id="list518682295" text:style-name="L4">
        <text:list-item>
          <text:p text:style-name="P10"><text:span text:style-name="Strong_20_Emphasis">Amdahl</text:span>: partes secuenciales que limitan la ganancia. </text:p>
        </text:list-item>
        <text:list-item>
          <text:p text:style-name="P10"><text:span text:style-name="Strong_20_Emphasis">Coste de coordinación</text:span>: sincronizar muchos procesos puede ser más caro que el cálculo mismo. </text:p>
        </text:list-item>
        <text:list-item>
          <text:p text:style-name="P9"><text:span text:style-name="Strong_20_Emphasis">Latencia de comunicación</text:span>: si todos necesitan hablar con todos, el sistema se ahoga. </text:p>
        </text:list-item>
      </text:list>
      <text:p text:style-name="Text_20_body">Así que la pregunta correcta no es:</text:p>
      <text:p text:style-name="Quotations">“¿La mejor arquitectura es paralela?”</text:p>
      <text:p text:style-name="Text_20_body">sino:</text:p>
      <text:p text:style-name="Quotations">“¿Qué tipo de paralelismo y organización minimiza el impacto del límite de velocidad?”</text:p>
      <text:p text:style-name="Horizontal_20_Line"/>
      <text:h text:style-name="Heading_20_3" text:outline-level="3">4. Arquitectura lógica que minimiza el límite de velocidad</text:h>
      <text:p text:style-name="Text_20_body">Si pensamos solo en sistemas abstractos, la arquitectura óptima frente al límite de velocidad tiene al menos estas propiedades:</text:p>
      <text:h text:style-name="Heading_20_4" text:outline-level="4">4.1. Descomposición en subproblemas independientes</text:h>
      <text:p text:style-name="Text_20_body"><text:span text:style-name="Strong_20_Emphasis">Idea lógica:</text:span><text:line-break/>Si dos partes del problema no necesitan hablar entre sí,<text:line-break/>pueden resolverse en paralelo sin coste de coordinación.</text:p>
      <text:list xml:id="list4076657418" text:style-name="L5">
        <text:list-item>
          <text:p text:style-name="P12">Dividir el problema en <text:span text:style-name="Strong_20_Emphasis">módulos lo más independientes posible</text:span>. </text:p>
        </text:list-item>
        <text:list-item>
          <text:p text:style-name="P12">Minimizar las dependencias entre módulos. </text:p>
        </text:list-item>
        <text:list-item>
          <text:p text:style-name="P11">Reducir la cantidad de información que debe viajar. </text:p>
        </text:list-item>
      </text:list>
      <text:p text:style-name="Text_20_body">Esto reduce el impacto de (t_{\text{comm}}).</text:p>
      <text:p text:style-name="Horizontal_20_Line"/>
      <text:h text:style-name="Heading_20_4" text:outline-level="4">4.2. Paralelismo local, no global</text:h>
      <text:p text:style-name="Text_20_body">No quieres “todo con todo”, sino:</text:p>
      <text:list xml:id="list1198880042" text:style-name="L6">
        <text:list-item>
          <text:p text:style-name="P14">muchos procesos <text:span text:style-name="Strong_20_Emphasis">locales</text:span> que trabajan sobre datos cercanos </text:p>
        </text:list-item>
        <text:list-item>
          <text:p text:style-name="P13">con comunicación principalmente <text:span text:style-name="Strong_20_Emphasis">de corto alcance</text:span> </text:p>
        </text:list-item>
      </text:list>
      <text:p text:style-name="Text_20_body"><text:soft-page-break/>Lógicamente:</text:p>
      <text:p text:style-name="Quotations">Una red donde cada nodo solo necesita información de su vecindad<text:line-break/>escala mejor que una donde cada nodo necesita el estado global.</text:p>
      <text:p text:style-name="Horizontal_20_Line"/>
      <text:h text:style-name="Heading_20_4" text:outline-level="4">4.3. Jerarquía de coordinación</text:h>
      <text:p text:style-name="Text_20_body">Para evitar que la coordinación se vuelva imposible:</text:p>
      <text:list xml:id="list3569764" text:style-name="L7">
        <text:list-item>
          <text:p text:style-name="P16">No hay un único “centro” que lo controle todo. </text:p>
        </text:list-item>
        <text:list-item>
          <text:p text:style-name="P16">Hay <text:span text:style-name="Strong_20_Emphasis">niveles</text:span>: nodos locales, coordinadores regionales, coordinadores globales. </text:p>
        </text:list-item>
        <text:list-item>
          <text:p text:style-name="P15">Cada nivel trabaja con <text:span text:style-name="Strong_20_Emphasis">resúmenes</text:span>, no con todos los detalles. </text:p>
        </text:list-item>
      </text:list>
      <text:p text:style-name="Text_20_body">Lógicamente:</text:p>
      <text:p text:style-name="Quotations">La jerarquía reduce la necesidad de comunicación directa entre todos los nodos,<text:line-break/>y por tanto reduce el impacto del límite de velocidad.</text:p>
      <text:p text:style-name="Horizontal_20_Line"/>
      <text:h text:style-name="Heading_20_4" text:outline-level="4">4.4. Asincronía</text:h>
      <text:p text:style-name="Text_20_body">Un sistema que intenta estar siempre perfectamente sincronizado paga un coste enorme en tiempo.</text:p>
      <text:p text:style-name="Text_20_body">Arquitectura lógica más eficiente:</text:p>
      <text:list xml:id="list147538871" text:style-name="L8">
        <text:list-item>
          <text:p text:style-name="P18">Cada módulo avanza con su propio reloj. </text:p>
        </text:list-item>
        <text:list-item>
          <text:p text:style-name="P18">La coherencia es <text:span text:style-name="Strong_20_Emphasis">eventual</text:span>, no instantánea. </text:p>
        </text:list-item>
        <text:list-item>
          <text:p text:style-name="P17">No se exige que todo el sistema esté “alineado” en cada paso. </text:p>
        </text:list-item>
      </text:list>
      <text:p text:style-name="Text_20_body">Esto evita que el límite de velocidad convierta la sincronización en un cuello de botella.</text:p>
      <text:p text:style-name="Horizontal_20_Line"/>
      <text:h text:style-name="Heading_20_4" text:outline-level="4">4.5. Predicción y caché</text:h>
      <text:p text:style-name="Text_20_body">Si la información tarda en llegar, una estrategia lógica es:</text:p>
      <text:list xml:id="list1885541699" text:style-name="L9">
        <text:list-item>
          <text:p text:style-name="P20"><text:span text:style-name="Strong_20_Emphasis">predecir</text:span> lo que aún no sabes </text:p>
        </text:list-item>
        <text:list-item>
          <text:p text:style-name="P20">trabajar con <text:span text:style-name="Strong_20_Emphasis">estados estimados</text:span> </text:p>
        </text:list-item>
        <text:list-item>
          <text:p text:style-name="P19">corregir cuando llega la información real </text:p>
        </text:list-item>
      </text:list>
      <text:p text:style-name="Text_20_body">Esto reduce la dependencia de la comunicación inmediata.</text:p>
      <text:p text:style-name="Horizontal_20_Line"/>
      <text:h text:style-name="Heading_20_3" text:outline-level="3">5. Resumen lógico del punto</text:h>
      <text:p text:style-name="Text_20_body">Podemos condensarlo así:</text:p>
      <text:p text:style-name="Quotations">Dado un límite mínimo en la velocidad de operación y comunicación,<text:line-break/>la arquitectura que mejor minimiza su impacto es aquella que:</text:p>
      <text:list xml:id="list119485610" text:style-name="L10">
        <text:list-item>
          <text:p text:style-name="P2"><text:soft-page-break/>descompone problemas en subproblemas casi independientes </text:p>
        </text:list-item>
        <text:list-item>
          <text:p text:style-name="P2">usa paralelismo local en lugar de global </text:p>
        </text:list-item>
        <text:list-item>
          <text:p text:style-name="P2">organiza la coordinación de forma jerárquica </text:p>
        </text:list-item>
        <text:list-item>
          <text:p text:style-name="P2">funciona de manera asíncrona </text:p>
        </text:list-item>
        <text:list-item>
          <text:p text:style-name="P1">y recurre a predicción para no depender de información instantánea. </text:p>
        </text:list-item>
      </text:list>
      <text:p text:style-name="Text_20_body">Nada de esto menciona biología todavía.<text:line-break/>Es pura teoría de sistemas.</text:p>
      <text:p text:style-name="Text_20_body">Más adelante, el “golpe de efecto” será mostrar que <text:span text:style-name="Strong_20_Emphasis">la vida real</text:span> se parece sospechosamente a esta arquitectura óptima.</text:p>
      <text:p text:style-name="Horizontal_20_Line"/>
      <text:p text:style-name="Text_20_body">Si te parece bien este enfoque, hacemos lo mismo con el siguiente límite (energía) pero en clave igual de abstracta y lógic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5:42:25.635000000</meta:creation-date>
    <dc:date>2026-04-03T15:47:22.264000000</dc:date>
    <meta:editing-duration>PT4M56S</meta:editing-duration>
    <meta:editing-cycles>1</meta:editing-cycles>
    <meta:document-statistic meta:table-count="0" meta:image-count="0" meta:object-count="0" meta:page-count="4" meta:paragraph-count="80" meta:word-count="844" meta:character-count="5385" meta:non-whitespace-character-count="4624"/>
    <meta:generator>LibreOffice/7.3.5.2$Windows_X86_64 LibreOffice_project/184fe81b8c8c30d8b5082578aee2fed2ea847c01</meta:generator>
  </office:meta>
</office:document-meta>
</file>